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6.2938in" fo:margin-left="0.0063in" fo:margin-right="-0.0007in" style:page-number="0" table:align="margins" style:writing-mode="lr-tb"/>
    </style:style>
    <style:style style:name="Tabelle1.A" style:family="table-column">
      <style:table-column-properties style:column-width="1.0625in" style:rel-column-width="11063*"/>
    </style:style>
    <style:style style:name="Tabelle1.B" style:family="table-column">
      <style:table-column-properties style:column-width="5.2313in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396in" fo:padding-right="0.0396in" fo:padding-top="0.0194in" fo:padding-bottom="0in" fo:border="0.0069in solid #000000" style:writing-mode="lr-tb"/>
    </style:style>
    <style:style style:name="Tabelle1.A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elle1.B2" style:family="table-cell">
      <style:table-cell-properties style:vertical-align="top" fo:padding="0in" fo:border="0.0069in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P10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P11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in" fo:margin-right="0in" fo:text-indent="0in" style:auto-text-indent="false"/>
    </style:style>
    <style:style style:name="P16" style:family="paragraph" style:parent-style-name="PTE_20_Hauptext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PTE_20_Hauptext">
      <style:paragraph-properties fo:margin-left="0in" fo:margin-right="0in" fo:text-align="center" style:justify-single-word="false" fo:text-indent="0in" style:auto-text-indent="false" fo:break-before="page"/>
    </style:style>
    <style:style style:name="P18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3" style:family="paragraph" style:parent-style-name="PTE_20_Hauptext">
      <style:paragraph-properties fo:margin-left="0in" fo:margin-right="0.0457in" fo:text-indent="0in" style:auto-text-indent="false"/>
    </style:style>
    <style:style style:name="P24" style:family="paragraph" style:parent-style-name="PTE_20_Hauptext">
      <style:paragraph-properties fo:margin-left="0in" fo:margin-right="1.7957in" fo:text-indent="0in" style:auto-text-indent="false"/>
      <style:text-properties style:language-asian="zxx" style:country-asian="none" style:language-complex="zxx" style:country-complex="none"/>
    </style:style>
    <style:style style:name="P25" style:family="paragraph" style:parent-style-name="PTE_20_Ü2">
      <style:paragraph-properties fo:margin-left="0in" fo:margin-right="1.7957in" fo:text-indent="0in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PTE_20_Hauptext">
      <style:paragraph-properties fo:margin-left="0in" fo:margin-right="0.0209in" fo:text-align="center" style:justify-single-word="false" fo:text-indent="0in" style:auto-text-indent="fals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31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Numbering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2445in" fo:margin-right="0.2445in" fo:margin-top="0.1256in" fo:margin-bottom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1694584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169474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2465176">
          <text:deletion>
            <office:change-info>
              <dc:creator>Christoph Herbst</dc:creator>
              <dc:date>2010-06-25T17:18:00</dc:date>
            </office:change-info>
            <text:list xml:id="list1142876338" text:style-name="WW8Num2">
              <text:list-header>
                <text:p text:style-name="P2">5</text:p>
              </text:list-header>
            </text:list>
          </text:deletion>
        </text:changed-region>
        <text:changed-region text:id="ct16246574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2465840">
          <text:deletion>
            <office:change-info>
              <dc:creator>Christoph Herbst</dc:creator>
              <dc:date>2010-06-25T17:19:00</dc:date>
            </office:change-info>
            <text:list xml:id="list1418760062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2466528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2467984">
          <text:deletion>
            <office:change-info>
              <dc:creator>Christoph Herbst</dc:creator>
              <dc:date>2010-06-25T17:19:00</dc:date>
            </office:change-info>
            <text:list xml:id="list373362892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256745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567552">
          <text:deletion>
            <office:change-info>
              <dc:creator>Christoph Herbst</dc:creator>
              <dc:date>2010-06-25T17:20:00</dc:date>
            </office:change-info>
            <text:list xml:id="list1359095497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8667248">
          <text:deletion>
            <office:change-info>
              <dc:creator>Christoph Herbst</dc:creator>
              <dc:date>2010-06-25T17:20:00</dc:date>
            </office:change-info>
            <text:list xml:id="list1740354224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5866841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711672">
          <text:deletion>
            <office:change-info>
              <dc:creator>Christoph Herbst</dc:creator>
              <dc:date>2010-06-25T17:21:00</dc:date>
            </office:change-info>
            <text:list xml:id="list1312540582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205486244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604777619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2116451864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563057528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649187067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58667416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1445804501" text:continue-list="list1740354224" text:style-name="WW8Num2">
              <text:list-header>
                <text:p text:style-name="P34"><text:change text:change-id="ct162465176"/><text:change-start text:change-id="ct162465744"/>{zeit}<text:change-end text:change-id="ct162465744"/><text:change text:change-id="ct162465840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1194822263" text:continue-numbering="true" text:style-name="WW8Num2">
              <text:list-header>
                <text:p text:style-name="P34"><text:change-start text:change-id="ct162466528"/>{ziel} <text:change-end text:change-id="ct162466528"/><text:change text:change-id="ct16246798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1211910535" text:continue-numbering="true" text:style-name="WW8Num2">
              <text:list-header>
                <text:p text:style-name="P34"><text:change-start text:change-id="ct162567456"/>{methode} <text:change-end text:change-id="ct162567456"/><text:change text:change-id="ct16256755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121107731" text:continue-numbering="true" text:style-name="WW8Num2">
              <text:list-header>
                <text:p text:style-name="P34"><text:change text:change-id="ct158667248"/><text:change-start text:change-id="ct158668416"/>{material}<text:change-end text:change-id="ct158668416"/></text:p>
              </text:list-header>
            </text:list>
          </table:table-cell>
        </table:table-row>
      </table:table>
      <text:p text:style-name="P23"/>
      <text:p text:style-name="P25"><draw:frame draw:style-name="fr1" draw:name="Rahmen1" text:anchor-type="char" svg:x="4.8327in" svg:y="0.2075in" svg:width="1.4646in" svg:height="1.1972in" draw:z-index="2"><draw:text-box><text:p text:style-name="P14">Tipp</text:p><text:p text:style-name="Marginalia"/><text:p text:style-name="P1"><text:change text:change-id="ct161694584"/><text:change-start text:change-id="ct161694744"/>{tip}<text:change-end text:change-id="ct161694744"/></text:p><text:p text:style-name="Marginalia"/><text:p text:style-name="Marginalia"/></draw:text-box></draw:frame>Inhalt</text:p>
      <text:p text:style-name="P24"/>
      <text:list xml:id="list1029054957" text:continue-list="list649187067" text:style-name="WW8Num3">
        <text:list-header>
          <text:p text:style-name="P31"><text:change text:change-id="ct162711672"/><text:change-start text:change-id="ct158667416"/>{Inhalt}<text:change-end text:change-id="ct158667416"/></text:p>
        </text:list-header>
      </text:list>
      <text:p text:style-name="P15"/>
      <text:p text:style-name="P17"/>
      <text:p text:style-name="P16"><text:tab/><text:tab/><text:tab/></text:p>
      <text:p text:style-name="P16">{bil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1374in"/>
          <style:tab-stop style:position="6.8909in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1.0075in" fo:margin-right="0in" fo:orphans="0" fo:widows="0" fo:hyphenation-ladder-count="no-limit" fo:text-indent="0in" style:auto-text-indent="false">
        <style:tab-stops>
          <style:tab-stop style:position="-1.6472in"/>
          <style:tab-stop style:position="5.1256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1972in"/>
          <style:tab-stop style:position="0.3937in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1252in" fo:margin-right="-0.2in" fo:text-indent="0in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text-indent="0in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1.6929in" fo:margin-right="0in" fo:text-indent="0in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1102in" fo:margin-right="0in" fo:text-indent="-0.1181in" style:auto-text-indent="false">
        <style:tab-stops>
          <style:tab-stop style:position="0.339in"/>
          <style:tab-stop style:position="7.111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MP3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689in" fo:margin-left="0in" fo:margin-right="0in" fo:margin-bottom="0.6299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598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in" svg:y="0in" svg:width="0.772in" svg:height="0.4709in" draw:z-index="1"><draw:image xlink:href="Pictures/100000000000029200000192F289AC77.jpg" xlink:type="simple" xlink:show="embed" xlink:actuate="onLoad"/><draw:contour-polygon svg:width="2.1933in" svg:height="1.3209in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root </dc:creator>
    <dc:date>2010-06-30T15:41:14</dc:date>
    <meta:print-date>2010-06-25T11:29:08</meta:print-date>
    <meta:editing-cycles>23</meta:editing-cycles>
    <meta:printed-by>Christoph Herbst</meta:printed-by>
    <meta:generator>OpenOffice.org/3.2$Linux OpenOffice.org_project/320m12$Build-9483</meta:generator>
    <meta:editing-duration>PT06H56M37S</meta:editing-duration>
    <meta:document-statistic meta:table-count="1" meta:image-count="1" meta:object-count="0" meta:page-count="2" meta:paragraph-count="32" meta:word-count="244" meta:character-count="1601"/>
    <meta:user-defined meta:name="Info 1"/>
    <meta:user-defined meta:name="Info 2"/>
    <meta:user-defined meta:name="Info 3"/>
    <meta:user-defined meta:name="Info 4"/>
  </office:meta>
</office:document-meta>
</file>